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22_03-11-35_000.jpg</text:p>
          </table:table-cell>
          <table:table-cell table:style-name="ce20" office:value-type="string">
            <text:p>:m other / log / 寝る前　ウェブ閲覧　記録　（for オナニー） / 了 / other=（空想）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other / log / 寝る前　ウェブ閲覧　記録　（for オナニー） / 了 / other=（空想）">
            <text:p>:m other / log / 寝る前　ウェブ閲覧　記録　（for オナニー） / 了 / other=（空想）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22_03-11-47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22_07-36-08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22_10-28-36_000.jpg</text:p>
          </table:table-cell>
          <table:table-cell table:style-name="ce12" office:value-type="string">
            <text:p>:m 東和 PHOTO / 211120sa / 上町（世田谷線） / 弦巻３丁目PJ新築工事 / １名 / 積水工業㈱（渡辺建設） / 日誌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東和 PHOTO / 211120sa / 上町（世田谷線） / 弦巻３丁目PJ新築工事 / １名 / 積水工業㈱（渡辺建設） / 日誌">
            <text:p>:m 東和 PHOTO / 211120sa / 上町（世田谷線） / 弦巻３丁目PJ新築工事 / １名 / 積水工業㈱（渡辺建設） / 日誌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22_13-13-23_000.jpg</text:p>
          </table:table-cell>
          <table:table-cell table:style-name="ce12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1-22_15-21-08_000.jpg</text:p>
          </table:table-cell>
          <table:table-cell table:style-name="ce12" office:value-type="string">
            <text:p>:m RES 1-2*3 / free# JVEMV6 76#_35:1 / 76. physics / w=~,topics=configuration;最小作用の原理,other=calc+,s=~,i=~,doc=r-2-6~3#1.2;#2</text:p>
          </table:table-cell>
          <table:table-cell table:style-name="ce20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1-2*3 / free# JVEMV6 76#_35:1 / 76. physics / w=~,topics=configuration;最小作用の原理,other=calc+,s=~,i=~,doc=r-2-6~3#1.2;#2">
            <text:p>:m RES 1-2*3 / free# JVEMV6 76#_35:1 / 76. physics / w=~,topics=configuration;最小作用の原理,other=calc+,s=~,i=~,doc=r-2-6~3#1.2;#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1-22_15-21-31_000.jpg</text:p>
          </table:table-cell>
          <table:table-cell table:style-name="ce12" office:value-type="string">
            <text:p>:m RES 3*3 / free# JVEMV6 76#_35:1 / 76. physics / w=~,topics=最小作用の原理,other=q+:前半が(v-a)の場合、後半は(v+a)で、全体の時間は、同じになるか？,s=~,i=~,doc=r-2-6~3#1.2;#2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3*3 / free# JVEMV6 76#_35:1 / 76. physics / w=~,topics=最小作用の原理,other=q+:前半が(v-a)の場合、後半は(v+a)で、全体の時間は、同じになるか？,s=~,i=~,doc=r-2-6~3#1.2;#2">
            <text:p>:m RES 3*3 / free# JVEMV6 76#_35:1 / 76. physics / w=~,topics=最小作用の原理,other=q+:前半が(v-a)の場合、後半は(v+a)で、全体の時間は、同じになるか？,s=~,i=~,doc=r-2-6~3#1.2;#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1-22_17-48-32_000.jpg</text:p>
          </table:table-cell>
          <table:table-cell table:style-name="ce12" office:value-type="string">
            <text:p>:m RES #*# / free# JVEMV6 76#_35:2 / 76. physics / w=~,topics=configuration,other=calc+;memo+,s=~,i=~,doc=r-2-6~3#3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#*# / free# JVEMV6 76#_35:2 / 76. physics / w=~,topics=configuration,other=calc+;memo+,s=~,i=~,doc=r-2-6~3#3">
            <text:p>:m RES #*# / free# JVEMV6 76#_35:2 / 76. physics / w=~,topics=configuration,other=calc+;memo+,s=~,i=~,doc=r-2-6~3#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22_21-15-51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1-22_18-37-56_000.mp4</text:p>
          </table:table-cell>
          <table:table-cell table:style-name="ce19" office:value-type="string">
            <text:p>:VIDEO / @自室 / 記録 / jap.flute / 演奏、play / R=1 / todays-melody,Re+,memo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VIDEO / @自室 / 記録 / jap.flute / 演奏、play / R=1 / todays-melody,Re+,memo=~">
            <text:p>:VIDEO / @自室 / 記録 / jap.flute / 演奏、play / R=1 / todays-melody,Re+,memo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1-22_18-42-22_000.mp4</text:p>
          </table:table-cell>
          <table:table-cell table:style-name="ce19" office:value-type="string">
            <text:p>:VIDEO / @自室 / 記録 / jap.flute / 演奏、play / R=2 / todays-melody,Re+,memo=~,other=R.1の続き：低音部はどうなるか</text:p>
          </table:table-cell>
          <table:table-cell table:style-name="ce12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2 / todays-melody,Re+,memo=~,other=R.1の続き：低音部はどうなるか">
            <text:p>:VIDEO / @自室 / 記録 / jap.flute / 演奏、play / R=2 / todays-melody,Re+,memo=~,other=R.1の続き：低音部はどうなるか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1-11-22_18-56-10_000.mp4</text:p>
          </table:table-cell>
          <table:table-cell table:style-name="ce19" office:value-type="string">
            <text:p>:VIDEO / @自室 / 記録 / jap.flute / 演奏、play / R=3 / todays-melody,Re+,memo=~,other=~,notes=h:7.q-1</text:p>
          </table:table-cell>
          <table:table-cell table:style-name="ce19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 / 演奏、play / R=3 / todays-melody,Re+,memo=~,other=~,notes=h:7.q-1">
            <text:p>:VIDEO / @自室 / 記録 / jap.flute / 演奏、play / R=3 / todays-melody,Re+,memo=~,other=~,notes=h:7.q-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1-11-22_19-08-04_000.mp4</text:p>
          </table:table-cell>
          <table:table-cell table:style-name="ce19" office:value-type="string">
            <text:p>:VIDEO / @自室 / 記録 / jap.flute / 演奏、play / R=4 / todays-melody,Re+,memo=~,other=~,notes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 / 演奏、play / R=4 / todays-melody,Re+,memo=~,other=~,notes=~">
            <text:p>:VIDEO / @自室 / 記録 / jap.flute / 演奏、play / R=4 / todays-melody,Re+,memo=~,other=~,notes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 table:formula="of:=[.F24]" office:value-type="string" office:string-value="N-35-35-28.752136 E-139-34-50.148925">
            <text:p>N-35-35-28.752136 E-139-34-50.148925</text:p>
          </table:table-cell>
          <table:table-cell table:style-name="ce5" office:value-type="string">
            <text:p>N-35-35-28.752136 E-139-34-50.148925</text:p>
          </table:table-cell>
          <table:table-cell table:style-name="ce40" table:formula="of:=IF([.E24]=&quot;&quot;;[.C24];CONCATENATE([.C24];&quot; / &quot;;[.E24]))" office:value-type="string" office:string-value=" / N-35-35-28.752136 E-139-34-50.148925">
            <text:p><text:s/>/ N-35-35-28.752136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 table:formula="of:=[.F25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5]=&quot;&quot;;[.C25];CONCATENATE([.C25];&quot; / &quot;;[.E25]))" office:value-type="string" office:string-value=" / N-35-38-30.617065 E-139-38-47.01416">
            <text:p><text:s/>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26]" office:value-type="string" office:string-value="N-35-38-30.617065 E-139-38-47.01416">
            <text:p>N-35-38-30.617065 E-139-38-47.01416</text:p>
          </table:table-cell>
          <table:table-cell table:style-name="ce5" office:value-type="string">
            <text:p>N-35-38-30.617065 E-139-38-47.01416</text:p>
          </table:table-cell>
          <table:table-cell table:style-name="ce40" table:formula="of:=IF([.E26]=&quot;&quot;;[.C26];CONCATENATE([.C26];&quot; / &quot;;[.E26]))" office:value-type="string" office:string-value=" / N-35-38-30.617065 E-139-38-47.01416">
            <text:p><text:s/>/ N-35-38-30.617065 E-139-38-47.0141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27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7]=&quot;&quot;;[.C27];CONCATENATE([.C27];&quot; / &quot;;[.E27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 table:formula="of:=[.F28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8]=&quot;&quot;;[.C28];CONCATENATE([.C28];&quot; / &quot;;[.E28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8-22.253723 E-139-38-46.02539">
            <text:p>N-35-38-22.253723 E-139-38-46.02539</text:p>
          </table:table-cell>
          <table:table-cell table:style-name="ce5" office:value-type="string">
            <text:p>N-35-38-22.253723 E-139-38-46.02539</text:p>
          </table:table-cell>
          <table:table-cell table:style-name="ce40" table:formula="of:=IF([.E29]=&quot;&quot;;[.C29];CONCATENATE([.C29];&quot; / &quot;;[.E29]))" office:value-type="string" office:string-value=" / N-35-38-22.253723 E-139-38-46.02539">
            <text:p><text:s/>/ N-35-38-22.253723 E-139-38-46.0253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8-21.731872 E-139-38-45.421142">
            <text:p>N-35-38-21.731872 E-139-38-45.421142</text:p>
          </table:table-cell>
          <table:table-cell table:style-name="ce5" office:value-type="string">
            <text:p>N-35-38-21.731872 E-139-38-45.421142</text:p>
          </table:table-cell>
          <table:table-cell table:style-name="ce40" table:formula="of:=IF([.E30]=&quot;&quot;;[.C30];CONCATENATE([.C30];&quot; / &quot;;[.E30]))" office:value-type="string" office:string-value=" / N-35-38-21.731872 E-139-38-45.421142">
            <text:p><text:s/>/ N-35-38-21.731872 E-139-38-45.42114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 office:value-type="string">
            <text:p>N-35-38-22.308654 E-139-38-45.311279</text:p>
          </table:table-cell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2]=&quot;&quot;;[.C32];CONCATENATE([.C32];&quot; / &quot;;[.E32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3]=&quot;&quot;;[.C33];CONCATENATE([.C33];&quot; / &quot;;[.E33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8-23.558349 E-139-38-46.35498">
            <text:p>N-35-38-23.558349 E-139-38-46.35498</text:p>
          </table:table-cell>
          <table:table-cell table:style-name="ce5" office:value-type="string">
            <text:p>N-35-38-23.558349 E-139-38-46.35498</text:p>
          </table:table-cell>
          <table:table-cell table:style-name="ce40" table:formula="of:=IF([.E34]=&quot;&quot;;[.C34];CONCATENATE([.C34];&quot; / &quot;;[.E34]))" office:value-type="string" office:string-value=" / N-35-38-23.558349 E-139-38-46.35498">
            <text:p><text:s/>/ N-35-38-23.558349 E-139-38-46.3549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8-23.681945 E-139-38-46.68457">
            <text:p>N-35-38-23.681945 E-139-38-46.68457</text:p>
          </table:table-cell>
          <table:table-cell table:style-name="ce5" office:value-type="string">
            <text:p>N-35-38-23.681945 E-139-38-46.68457</text:p>
          </table:table-cell>
          <table:table-cell table:style-name="ce40" table:formula="of:=IF([.E35]=&quot;&quot;;[.C35];CONCATENATE([.C35];&quot; / &quot;;[.E35]))" office:value-type="string" office:string-value=" / N-35-38-23.681945 E-139-38-46.68457">
            <text:p><text:s/>/ N-35-38-23.681945 E-139-38-46.6845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 table:formula="of:=[.F36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6]=&quot;&quot;;[.C36];CONCATENATE([.C36];&quot; / &quot;;[.E36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7]=&quot;&quot;;[.C37];CONCATENATE([.C37];&quot; / &quot;;[.E37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 table:formula="of:=[.F38]" office:value-type="string" office:string-value="N-35-38-23.942871 E-139-38-46.245117">
            <text:p>N-35-38-23.942871 E-139-38-46.245117</text:p>
          </table:table-cell>
          <table:table-cell table:style-name="ce5" office:value-type="string">
            <text:p>N-35-38-23.942871 E-139-38-46.245117</text:p>
          </table:table-cell>
          <table:table-cell table:style-name="ce40" table:formula="of:=IF([.E38]=&quot;&quot;;[.C38];CONCATENATE([.C38];&quot; / &quot;;[.E38]))" office:value-type="string" office:string-value=" / N-35-38-23.942871 E-139-38-46.245117">
            <text:p><text:s/>/ N-35-38-23.942871 E-139-38-46.24511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 office:value-type="string">
            <text:p>N-35-35-28.601074 E-139-34-49.160156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 office:value-type="string">
            <text:p>N-35-35-28.573608 E-139-34-48.94042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 office:value-type="string">
            <text:p>N-35-35-28.62854 E-139-34-49.324951</text:p>
          </table:table-cell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 office:value-type="string">
            <text:p>N-35-35-28.601074 E-139-34-49.215087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 office:value-type="string">
            <text:p>N-35-35-28.587341 E-139-34-49.599609</text:p>
          </table:table-cell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 office:value-type="string">
            <text:p>:m other / log / 寝る前　ウェブ閲覧　記録　（for オナニー） / 了 / other=（空想）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2">2021/11/22</text:date>, <text:time>22:15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22T22:15:06.01</dc:date>
    <dc:creator>iwabuchi ken</dc:creator>
    <meta:editing-duration>P40DT9H38M58S</meta:editing-duration>
    <meta:editing-cycles>13857</meta:editing-cycles>
    <meta:document-statistic meta:table-count="1" meta:cell-count="459" meta:object-count="0"/>
  </office:meta>
</office:document-meta>
</file>